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weight="bold" style:font-weight-asian="bold" style:font-weight-complex="bold"/>
    </style:style>
    <style:style style:name="P2" style:family="paragraph" style:parent-style-name="Quotations">
      <style:paragraph-properties fo:margin-left="0in" fo:margin-right="0.3937in" fo:text-indent="0in" style:auto-text-indent="false"/>
    </style:style>
    <style:style style:name="P3" style:family="paragraph" style:parent-style-name="Quotations">
      <style:paragraph-properties fo:margin-left="0in" fo:margin-right="0.3937in" fo:text-indent="0in" style:auto-text-indent="false"/>
      <style:text-properties officeooo:paragraph-rsid="001109c8"/>
    </style:style>
    <style:style style:name="P4" style:family="paragraph" style:parent-style-name="Quotations">
      <style:paragraph-properties fo:margin-left="0in" fo:margin-right="0.3937in" fo:text-indent="0in" style:auto-text-indent="false"/>
      <style:text-properties officeooo:paragraph-rsid="0011a337"/>
    </style:style>
    <style:style style:name="P5" style:family="paragraph" style:parent-style-name="Quotations">
      <style:paragraph-properties fo:margin-left="0in" fo:margin-right="0.3937in" fo:text-indent="0in" style:auto-text-indent="false"/>
      <style:text-properties officeooo:paragraph-rsid="00126568"/>
    </style:style>
    <style:style style:name="P6" style:family="paragraph" style:parent-style-name="Text_20_body">
      <style:text-properties officeooo:paragraph-rsid="0011a337"/>
    </style:style>
    <style:style style:name="P7" style:family="paragraph" style:parent-style-name="Title">
      <style:paragraph-properties fo:text-align="start" style:justify-single-word="false"/>
    </style:style>
    <style:style style:name="T1" style:family="text">
      <style:text-properties officeooo:rsid="001109c8"/>
    </style:style>
    <style:style style:name="T2" style:family="text">
      <style:text-properties officeooo:rsid="0011a337"/>
    </style:style>
    <style:style style:name="T3" style:family="text">
      <style:text-properties officeooo:rsid="001265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D2_sol</text:p>
      <text:p text:style-name="Preformatted_20_Text"/>
      <text:p text:style-name="P6"/>
      <text:p text:style-name="P6">Lancer<text:span text:style-name="T1"> les commandes suivants:</text:span></text:p>
      <text:h text:style-name="Heading_20_1" text:outline-level="1">DGEMM</text:h>
      <text:p text:style-name="P3"><text:span text:style-name="T1">1. </text:span>cd dgemm</text:p>
      <text:p text:style-name="P3"><text:span text:style-name="T1">2</text:span>.<text:span text:style-name="T1">bash</text:span> script1.sh <text:s text:c="5"/>// using gcc </text:p>
      <text:p text:style-name="P3"><text:span text:style-name="T1">3.bash script1.sh <text:s text:c="4"/>// using clang</text:span></text:p>
      <text:p text:style-name="P2"><text:span text:style-name="T1">4</text:span>.<text:span text:style-name="T1">bash</text:span> script2.sh</text:p>
      <text:p text:style-name="Preformatted_20_Text"/>
      <text:h text:style-name="P1" text:outline-level="1">DOTPROD</text:h>
      <text:p text:style-name="Preformatted_20_Text"/>
      <text:p text:style-name="P4"><text:span text:style-name="T1">1. </text:span>cd <text:span text:style-name="T2">dotprod</text:span></text:p>
      <text:p text:style-name="P4"><text:span text:style-name="T1">2</text:span>.<text:span text:style-name="T1">bash</text:span> script.sh <text:s text:c="5"/>// using gcc </text:p>
      <text:p text:style-name="P4"><text:span text:style-name="T1">3.bash script.sh <text:s text:c="4"/>// using clang</text:span></text:p>
      <text:p text:style-name="P4"><text:span text:style-name="T1">4</text:span>.<text:span text:style-name="T1">bash</text:span> <text:span text:style-name="T2">compilers_vs</text:span>.sh</text:p>
      <text:p text:style-name="Preformatted_20_Text"/>
      <text:h text:style-name="Heading_20_1" text:outline-level="1">REDUC</text:h>
      <text:p text:style-name="Preformatted_20_Text"/>
      <text:p text:style-name="P5"><text:span text:style-name="T1">1. </text:span>cd <text:span text:style-name="T3">reduc</text:span></text:p>
      <text:p text:style-name="P5"><text:span text:style-name="T1">2</text:span>.<text:span text:style-name="T1">bash</text:span> script.sh <text:s text:c="5"/>// using gcc </text:p>
      <text:p text:style-name="P5"><text:span text:style-name="T1">3.bash script.sh <text:s text:c="4"/>// using clang</text:span></text:p>
      <text:p text:style-name="P5"><text:span text:style-name="T1">4</text:span>.<text:span text:style-name="T1">bash</text:span> <text:span text:style-name="T2">compilers_vs</text:span>.sh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4T22:17:43.224480571</dc:date>
    <meta:editing-duration>PT10M23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17" meta:word-count="53" meta:character-count="362" meta:non-whitespace-character-count="296"/>
  </office:meta>
</office:document-meta>
</file>